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language="ru" fo:country="RU" officeooo:rsid="0004cc88" officeooo:paragraph-rsid="0004cc88"/>
    </style:style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2"/>
    <style:style style:name="P6" style:family="paragraph" style:parent-style-name="Standard">
      <style:text-properties fo:language="ru" fo:country="RU" officeooo:rsid="0004cc88" officeooo:paragraph-rsid="0004cc88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Сравнение с аналогами</text:span></text:span></text:p>
      <text:p text:style-name="Text_20_body">Наиболее известными аналогами данного проекта являются сервисы <text:span text:style-name="Strong_20_Emphasis">SplitWise</text:span> и <text:span text:style-name="Strong_20_Emphasis">Tricount</text:span>. Эти приложения представлены как в веб-версии, так и в виде мобильных приложений. Они предлагают широкий функционал, подходящий для различных сценариев: от простого деления одного чека между несколькими людьми до управления сложными групповыми расходами, включающими множество чеков и пользователей. Оба сервиса просты в использовании и популярны среди пользователей.</text:p>
      <text:p text:style-name="Text_20_body"><text:span text:style-name="Strong_20_Emphasis">SplitWise</text:span> имеет дополнительное преимущество — собственного Telegram-бота. Однако его реализация далека от идеала и обладает рядом недостатков, которые создают барьеры для удобного использования:</text:p>
      <text:list text:style-name="L1">
        <text:list-item>
          <text:p text:style-name="P2">Отсутствие чёткого описания функционала бота.</text:p>
        </text:list-item>
        <text:list-item>
          <text:p text:style-name="P2">Недостаточная документация по командам.</text:p>
        </text:list-item>
        <text:list-item>
          <text:p text:style-name="P2">Игнорирование некоторых сообщений пользователей.</text:p>
        </text:list-item>
        <text:list-item>
          <text:p text:style-name="P3">Недоработанный дизайн.</text:p>
        </text:list-item>
      </text:list>
      <text:p text:style-name="Text_20_body">Эти недостатки позволяют выявить направления для улучшения и сформулировать требования к новому проекту. Если устранить недочёты существующего бота и реализовать ключевые функции, доступные в приложениях-конкурентах, можно добиться существенного улучшения пользовательского опыта.</text:p>
      <text:p text:style-name="Text_20_body"><text:span text:style-name="Strong_20_Emphasis">Преимущества предлагаемого Telegram-бота</text:span>:</text:p>
      <text:list text:style-name="L2">
        <text:list-item>
          <text:p text:style-name="P4">Отсутствие необходимости скачивания приложений на устройство.</text:p>
        </text:list-item>
        <text:list-item>
          <text:p text:style-name="P4">Удобный форм-фактор для ежедневного использования по сравнению с веб-приложением.</text:p>
        </text:list-item>
        <text:list-item>
          <text:p text:style-name="P4">Интуитивно понятный дизайн, обеспечивающий лёгкость взаимодействия.</text:p>
        </text:list-item>
        <text:list-item>
          <text:p text:style-name="P4">Интеграция в экосистему мессенджера, что упрощает доступ к функционалу.</text:p>
        </text:list-item>
        <text:list-item>
          <text:p text:style-name="P4">Быстрая и простая работа, не требующая длительных настроек.</text:p>
        </text:list-item>
        <text:list-item>
          <text:p text:style-name="P5">Совмещение в одном боте основных функций SplitWise, Tricount и других аналогов.</text:p>
        </text:list-item>
      </text:list>
      <text:p text:style-name="Text_20_body"><text:span text:style-name="Strong_20_Emphasis">Вывод</text:span>: Ваш Telegram-бот обладает всеми шансами превзойти существующие решения за счёт устранения текущих недостатков и предоставления удобного инструмента для повседневного использования. Проект становится особенно актуальным благодаря своей интеграции в популярный мессенджер и сосредоточенности на практичности.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2T20:10:49.419000000</meta:creation-date>
    <dc:date>2024-12-02T22:13:48.308000000</dc:date>
    <meta:editing-duration>PT18M25S</meta:editing-duration>
    <meta:editing-cycles>2</meta:editing-cycles>
    <meta:generator>LibreOffice/24.8.3.2$Windows_X86_64 LibreOffice_project/48a6bac9e7e268aeb4c3483fcf825c94556d9f92</meta:generator>
    <meta:document-statistic meta:table-count="0" meta:image-count="0" meta:object-count="0" meta:page-count="1" meta:paragraph-count="16" meta:word-count="225" meta:character-count="1888" meta:non-whitespace-character-count="1688"/>
  </office:meta>
</office:document-meta>
</file>